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A75E08E963.jpg" manifest:media-type="image/jpeg"/>
  <manifest:file-entry manifest:full-path="Pictures/10000200000001DC00000227954EB9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P8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.176cm" fo:margin-bottom="0.176cm" loext:contextual-spacing="false" fo:text-align="justify" style:justify-single-word="false" style:snap-to-layout-grid="false"/>
    </style:style>
    <style:style style:name="P13" style:family="paragraph" style:parent-style-name="Standard">
      <style:paragraph-properties fo:margin-top="0.176cm" fo:margin-bottom="0.176cm" loext:contextual-spacing="false">
        <style:tab-stops>
          <style:tab-stop style:position="1.27cm"/>
        </style:tab-stops>
      </style:paragraph-properties>
      <style:text-properties style:font-name="Arial" fo:font-size="11pt" officeooo:rsid="0015cdad" officeooo:paragraph-rsid="0015cdad" style:font-size-asian="11pt" style:font-size-complex="11pt"/>
    </style:style>
    <style:style style:name="P14" style:family="paragraph" style:parent-style-name="Standard">
      <style:paragraph-properties fo:margin-top="0.176cm" fo:margin-bottom="0.176cm" loext:contextual-spacing="false" fo:text-align="center" style:justify-single-word="false">
        <style:tab-stops>
          <style:tab-stop style:position="1.27cm"/>
        </style:tab-stops>
      </style:paragraph-properties>
      <style:text-properties style:font-name="Arial" fo:font-size="11pt" officeooo:rsid="0015cdad" officeooo:paragraph-rsid="0015cdad" style:font-size-asian="11pt" style:font-size-complex="11pt"/>
    </style:style>
    <style:style style:name="P15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italic" style:font-style-asian="italic" style:font-style-complex="italic"/>
    </style:style>
    <style:style style:name="P17" style:family="paragraph" style:parent-style-name="Frame_20_contents">
      <style:text-properties officeooo:rsid="0017ea43" officeooo:paragraph-rsid="0017ea43"/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officeooo:paragraph-rsid="00106460"/>
    </style:style>
    <style:style style:name="P20" style:family="paragraph" style:parent-style-name="Standard" style:list-style-name="WW8Num2">
      <style:text-properties officeooo:rsid="0017522d" officeooo:paragraph-rsid="00123271"/>
    </style:style>
    <style:style style:name="P21" style:family="paragraph" style:parent-style-name="Standard" style:list-style-name="WW8Num2">
      <style:text-properties officeooo:rsid="0017522d" officeooo:paragraph-rsid="0017522d"/>
    </style:style>
    <style:style style:name="P22" style:family="paragraph" style:parent-style-name="Standard" style:list-style-name="WW8Num2">
      <style:text-properties officeooo:rsid="00123271" officeooo:paragraph-rsid="00123271"/>
    </style:style>
    <style:style style:name="P23" style:family="paragraph" style:parent-style-name="Standard" style:list-style-name="WW8Num2">
      <style:paragraph-properties fo:margin-top="0.176cm" fo:margin-bottom="0.176cm" loext:contextual-spacing="false">
        <style:tab-stops>
          <style:tab-stop style:position="1.27cm"/>
        </style:tab-stops>
      </style:paragraph-properties>
      <style:text-properties officeooo:paragraph-rsid="0017522d"/>
    </style:style>
    <style:style style:name="P24" style:family="paragraph" style:parent-style-name="Standard" style:list-style-name="WW8Num2">
      <style:paragraph-properties fo:margin-top="0.176cm" fo:margin-bottom="0.176cm" loext:contextual-spacing="false">
        <style:tab-stops>
          <style:tab-stop style:position="1.27cm"/>
        </style:tab-stops>
      </style:paragraph-properties>
      <style:text-properties style:font-name="Arial" fo:font-size="11pt" officeooo:rsid="0015cdad" officeooo:paragraph-rsid="0017522d" style:font-size-asian="11pt" style:font-size-complex="11pt"/>
    </style:style>
    <style:style style:name="P25" style:family="paragraph" style:parent-style-name="Standard" style:list-style-name="WW8Num2">
      <style:paragraph-properties fo:margin-top="0.176cm" fo:margin-bottom="0.176cm" loext:contextual-spacing="false">
        <style:tab-stops>
          <style:tab-stop style:position="1.27cm"/>
        </style:tab-stops>
      </style:paragraph-properties>
      <style:text-properties style:font-name="Arial" fo:font-size="11pt" officeooo:rsid="0017522d" officeooo:paragraph-rsid="0017ea43" style:font-size-asian="11pt" style:font-size-complex="11pt"/>
    </style:style>
    <style:style style:name="P26" style:family="paragraph" style:parent-style-name="Standard" style:list-style-name="WW8Num2">
      <style:paragraph-properties fo:margin-top="0.176cm" fo:margin-bottom="0.176cm" loext:contextual-spacing="false">
        <style:tab-stops>
          <style:tab-stop style:position="1.27cm"/>
        </style:tab-stops>
      </style:paragraph-properties>
      <style:text-properties officeooo:rsid="0017ea43" officeooo:paragraph-rsid="0017ea43"/>
    </style:style>
    <style:style style:name="P27" style:family="paragraph" style:parent-style-name="Standard" style:list-style-name="WW8Num2" style:master-page-name="">
      <style:paragraph-properties fo:margin-top="0.18cm" fo:margin-bottom="0.18cm" loext:contextual-spacing="true" fo:line-height="100%" style:page-number="auto" style:shadow="none">
        <style:tab-stops>
          <style:tab-stop style:position="1.27cm"/>
        </style:tab-stops>
      </style:paragraph-properties>
      <style:text-properties style:font-name="Arial" fo:font-size="8pt" officeooo:rsid="0016d7da" officeooo:paragraph-rsid="0016d7da" style:font-size-asian="8pt" style:font-size-complex="8pt"/>
    </style:style>
    <style:style style:name="P28" style:family="paragraph" style:parent-style-name="Standard" style:list-style-name="WW8Num2">
      <style:paragraph-properties fo:margin-top="0.18cm" fo:margin-bottom="0.18cm" loext:contextual-spacing="true" fo:line-height="100%" style:shadow="none">
        <style:tab-stops>
          <style:tab-stop style:position="1.27cm"/>
        </style:tab-stops>
      </style:paragraph-properties>
      <style:text-properties style:font-name="Arial" fo:font-size="8pt" officeooo:rsid="0016d7da" officeooo:paragraph-rsid="0016d7da" style:font-size-asian="8pt" style:font-size-complex="8pt"/>
    </style:style>
    <style:style style:name="T1" style:family="text">
      <style:text-properties officeooo:rsid="00106460"/>
    </style:style>
    <style:style style:name="T2" style:family="text">
      <style:text-properties officeooo:rsid="001c0389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officeooo:rsid="0015cdad" style:font-size-asian="11pt" style:font-size-complex="11pt"/>
    </style:style>
    <style:style style:name="T8" style:family="text">
      <style:text-properties style:font-name="Arial" fo:font-size="11pt" officeooo:rsid="0016d7da" style:font-size-asian="11pt" style:font-size-complex="11pt"/>
    </style:style>
    <style:style style:name="T9" style:family="text">
      <style:text-properties style:font-name="Arial" fo:font-size="11pt" officeooo:rsid="0017522d" style:font-size-asian="11pt" style:font-size-complex="11pt"/>
    </style:style>
    <style:style style:name="T10" style:family="text">
      <style:text-properties officeooo:rsid="001a4a5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Nom: </text:p>
          </table:table-cell>
          <table:table-cell table:style-name="Tabla1.B1" table:number-rows-spanned="2" office:value-type="string">
            <text:p text:style-name="P12">Nota:</text:p>
          </table:table-cell>
        </table:table-row>
        <table:table-row table:style-name="Tabla1.1">
          <table:table-cell table:style-name="Tabla1.A2" office:value-type="string">
            <text:p text:style-name="P12">Data: <text:span text:style-name="T10">3</text:span> de <text:span text:style-name="T10">desembre</text:span></text:p>
          </table:table-cell>
          <table:covered-table-cell/>
        </table:table-row>
      </table:table>
      <text:p text:style-name="P10"/>
      <text:p text:style-name="P15"><text:span text:style-name="T5">INDICACIONS</text:span><text:span text:style-name="T4">:</text:span></text:p>
      <text:p text:style-name="P16"/>
      <text:list xml:id="list2649021949570454697" text:style-name="WW8Num2">
        <text:list-header>
          <text:p text:style-name="P18"/>
        </text:list-header>
        <text:list-item>
          <text:p text:style-name="P20">(1,5 puntos) Introduir un número por teclado y printar el mismo número de asteriscos en la misma linea.</text:p>
          <text:p text:style-name="P18"/>
          <text:p text:style-name="P18"/>
        </text:list-item>
        <text:list-item>
          <text:p text:style-name="P21">(1,5 puntos) Introducir un número por pantalla y escribe en orden decreciente los 100 primeros números pares.</text:p>
          <text:p text:style-name="P22">Por ejemplo: Número 50: <text:s/>50 48 46 44 <text:s/>.... -148</text:p>
        </text:list-item>
      </text:list>
      <text:p text:style-name="P11"/>
      <text:list xml:id="list5447496167133" text:continue-numbering="true" text:style-name="WW8Num2">
        <text:list-header>
          <text:p text:style-name="P19"/>
        </text:list-header>
        <text:list-item>
          <text:p text:style-name="P23"><text:span text:style-name="T9">(1,5 puntos) </text:span><text:span text:style-name="T7">Escribir un programa que calcule, independientemente, la suma y la media de los números pares e impares comprendidos entre 1 y 200.</text:span></text:p>
          <text:p text:style-name="P24"/>
        </text:list-item>
        <text:list-item>
          <text:p text:style-name="P26"><text:span text:style-name="T6">(2,5 puntos) </text:span><text:span text:style-name="T7">P</text:span><text:span text:style-name="T6">rograma que haga un menú como el de la figura y resuelva ambos apartados.</text:span></text:p>
        </text:list-item>
      </text:list>
      <text:p text:style-name="P14"><draw:frame draw:style-name="fr1" draw:name="Marc1" text:anchor-type="as-char" svg:width="8.336cm" draw:z-index="4"><draw:text-box fo:min-height="1.785cm"><text:p text:style-name="P17">MENU</text:p><text:p text:style-name="P17">a) Imprime 10 veces “No hablaré en clase”</text:p><text:p text:style-name="P17">b) <text:span text:style-name="T6">Pide una letra y muestra su codigo ASCII</text:span></text:p><text:p text:style-name="P17"/><text:p text:style-name="P17">Para salir pulsar ESCAPE</text:p></draw:text-box></draw:frame></text:p>
      <text:p text:style-name="P14"/>
      <text:list xml:id="list5447499166399" text:continue-numbering="true" text:style-name="WW8Num2">
        <text:list-item>
          <text:p text:style-name="P25">(1,5 puntos) Programa que calcula y visualiza por pantalla el factorial de todos los valores numéricos enteros <text:s/>entre 1 y 10.</text:p>
        </text:list-item>
      </text:list>
      <text:p text:style-name="P13"/>
      <text:p text:style-name="P13"><text:soft-page-break/></text:p>
      <text:list xml:id="list5447500152469" text:continue-numbering="true" text:style-name="WW8Num2">
        <text:list-item>
          <text:p text:style-name="P23"><text:span text:style-name="T9">(1,5 puntos) </text:span><text:span text:style-name="T8">Escribe un programa que produzca el siguiente resultado por pantalla:</text:span></text:p>
          <text:p text:style-name="P27">ZYXWVUTSRQPONMLKJIHGFEDCBA</text:p>
          <text:p text:style-name="P28">YXWVUTSRQPONMLKJIHGFEDCBA</text:p>
          <text:p text:style-name="P28">XWVUTSRQPONMLKJIHGFEDCBA</text:p>
          <text:p text:style-name="P28">WVUTSRQPONMLKJIHGFEDCBA</text:p>
          <text:p text:style-name="P28">VUTSRQPONMLKJIHGFEDCBA</text:p>
          <text:p text:style-name="P28">UTSRQPONMLKJIHGFEDCBA</text:p>
          <text:p text:style-name="P28">TSRQPONMLKJIHGFEDCBA</text:p>
          <text:p text:style-name="P28">SRQPONMLKJIHGFEDCBA</text:p>
          <text:p text:style-name="P28">RQPONMLKJIHGFEDCBA</text:p>
          <text:p text:style-name="P28">QPONMLKJIHGFEDCBA</text:p>
          <text:p text:style-name="P28">PONMLKJIHGFEDCBA</text:p>
          <text:p text:style-name="P28">ONMLKJIHGFEDCBA</text:p>
          <text:p text:style-name="P28">NMLKJIHGFEDCBA</text:p>
          <text:p text:style-name="P28">MLKJIHGFEDCBA</text:p>
          <text:p text:style-name="P28">LKJIHGFEDCBA</text:p>
          <text:p text:style-name="P28">KJIHGFEDCBA</text:p>
          <text:p text:style-name="P28">JIHGFEDCBA</text:p>
          <text:p text:style-name="P28">IHGFEDCBA</text:p>
          <text:p text:style-name="P28">HGFEDCBA</text:p>
          <text:p text:style-name="P28">GFEDCBA</text:p>
          <text:p text:style-name="P28">FEDCBA</text:p>
          <text:p text:style-name="P28">EDCBA</text:p>
          <text:p text:style-name="P28">DCBA</text:p>
          <text:p text:style-name="P28">CBA</text:p>
          <text:p text:style-name="P28">BA</text:p>
          <text:p text:style-name="P28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loext:contextual-spacing="false" fo:text-align="justify" style:justify-single-word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MP8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06460"/>
    </style:style>
    <style:style style:name="MT2" style:family="text">
      <style:text-properties officeooo:rsid="001c0389"/>
    </style:style>
    <style:style style:name="MT3" style:family="text">
      <style:text-properties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1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3"><draw:image xlink:href="Pictures/10000000000002B1000002A75E08E963.jpg" xlink:type="simple" xlink:show="embed" xlink:actuate="onLoad"/><draw:contour-polygon svg:width="18.529cm" svg:height="17.688cm" svg:viewBox="0 0 18529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6">e-mail: a8019401@xtec.cat</text:p>
              <text:p text:style-name="MP6">web: http://www.ies-provenzana.com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7">CF<text:span text:style-name="MT1">GS</text:span> <text:span text:style-name="MT2">DAM-DAW</text:span></text:p>
            </table:table-cell>
            <table:table-cell table:style-name="Tabla4.A1" office:value-type="string">
              <text:p text:style-name="MP7">Examen UF1 <text:span text:style-name="MT2">NF1</text:span> </text:p>
            </table:table-cell>
            <table:table-cell table:style-name="Tabla4.A1" office:value-type="string">
              <text:p text:style-name="MP8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 de </text:span></text:span><text:span text:style-name="Page_20_Number"><text:span text:style-name="MT3"><text:page-count style:num-format="1">2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7">MP-0<text:span text:style-name="MT1">3</text:span> <text:s/><text:span text:style-name="MT1">Programació bàsica</text:span></text:p>
            </table:table-cell>
            <table:table-cell table:style-name="Tabla4.A2" office:value-type="string">
              <text:p text:style-name="MP7">Professor: <text:span text:style-name="MT2">Ramón Sesén Marquina</text:span></text:p>
            </table:table-cell>
            <table:table-cell table:style-name="Tabla4.A2" office:value-type="string">
              <text:p text:style-name="MP9"><text:span text:style-name="MT2">Desembre </text:span>201<text:span text:style-name="MT1">4</text:span></text:p>
            </table:table-cell>
          </table:table-row>
        </table:table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carta</dc:title>
    <meta:initial-creator>Secretaria</meta:initial-creator>
    <meta:creation-date>2009-10-21T00:16:00</meta:creation-date>
    <dc:date>2014-12-03T00:41:36.696065769</dc:date>
    <meta:print-date>2009-10-16T11:22:00</meta:print-date>
    <meta:editing-cycles>31</meta:editing-cycles>
    <meta:editing-duration>PT1H44M16S</meta:editing-duration>
    <meta:generator>LibreOffice/4.3.4.1$Windows_x86 LibreOffice_project/bc356b2f991740509f321d70e4512a6a54c5f243</meta:generator>
    <dc:creator>trescalaveras </dc:creator>
    <meta:document-statistic meta:table-count="3" meta:image-count="2" meta:object-count="0" meta:page-count="2" meta:paragraph-count="58" meta:word-count="230" meta:character-count="1558" meta:non-whitespace-character-count="1383"/>
    <meta:user-defined meta:name="Información 1"/>
    <meta:user-defined meta:name="Información 2"/>
    <meta:user-defined meta:name="Información 3"/>
    <meta:user-defined meta:name="Información 4"/>
  </office:meta>
</office:document-meta>
</file>